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szsum" table:style-name="ta1">
        <table:shapes>
          <draw:frame draw:z-index="0" draw:style-name="gr1" draw:text-style-name="P1" svg:width="1057.21pt" svg:height="594.65pt" svg:x="375.68pt" svg:y="23.41pt">
            <loext:p draw:notify-on-update-of-ranges="bszsum.A2:bszsum.A4 bszsum.B2:bszsum.B2 bszsum.C2:bszsum.C4 bszsum.A5:bszsum.A7 bszsum.B5:bszsum.B5 bszsum.C5:bszsum.C7 bszsum.A8:bszsum.A10 bszsum.B8:bszsum.B8 bszsum.C8:bszsum.C10 bszsum.A11:bszsum.A13 bszsum.B11:bszsum.B11 bszsum.C11:bszsum.C13 bszsum.A14:bszsum.A16 bszsum.B14:bszsum.B14 bszsum.C14:bszsum.C16 bszsum.A17:bszsum.A19 bszsum.B17:bszsum.B17 bszsum.C17:bszsum.C19 bszsum.A20:bszsum.A22 bszsum.B20:bszsum.B20 bszsum.C20:bszsum.C22 bszsum.A23:bszsum.A25 bszsum.B23:bszsum.B23 bszsum.C23:bszsum.C25 bszsum.A26:bszsum.A28 bszsum.B26:bszsum.B26 bszsum.C26:bszsum.C28 bszsum.A29:bszsum.A31 bszsum.B29:bszsum.B29 bszsum.C29:bszsum.C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41.65pt" svg:height="585.89pt" svg:x="1507.44pt" svg:y="24.86pt">
            <loext:p draw:notify-on-update-of-ranges="bszsum.A2:bszsum.A4 bszsum.B2:bszsum.B2 bszsum.D2:bszsum.D4 bszsum.A5:bszsum.A7 bszsum.B5:bszsum.B5 bszsum.D5:bszsum.D7 bszsum.A8:bszsum.A10 bszsum.B8:bszsum.B8 bszsum.D8:bszsum.D10 bszsum.A11:bszsum.A13 bszsum.B11:bszsum.B11 bszsum.D11:bszsum.D13 bszsum.A14:bszsum.A16 bszsum.B14:bszsum.B14 bszsum.D14:bszsum.D16 bszsum.A17:bszsum.A19 bszsum.B17:bszsum.B17 bszsum.D17:bszsum.D19 bszsum.A20:bszsum.A22 bszsum.B20:bszsum.B20 bszsum.D20:bszsum.D22 bszsum.A23:bszsum.A25 bszsum.B23:bszsum.B23 bszsum.D23:bszsum.D25 bszsum.A26:bszsum.A28 bszsum.B26:bszsum.B26 bszsum.D26:bszsum.D28 bszsum.A29:bszsum.A31 bszsum.B29:bszsum.B29 bszsum.D29:bszsum.D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59.39pt" svg:height="595.87pt" svg:x="378.09pt" svg:y="684.71pt">
            <loext:p draw:notify-on-update-of-ranges="bszsum.A2:bszsum.A4 bszsum.B2:bszsum.B2 bszsum.E2:bszsum.E4 bszsum.A5:bszsum.A7 bszsum.B5:bszsum.B5 bszsum.E5:bszsum.E7 bszsum.A8:bszsum.A10 bszsum.B8:bszsum.B8 bszsum.E8:bszsum.E10 bszsum.A11:bszsum.A13 bszsum.B11:bszsum.B11 bszsum.E11:bszsum.E13 bszsum.A14:bszsum.A16 bszsum.B14:bszsum.B14 bszsum.E14:bszsum.E16 bszsum.A17:bszsum.A19 bszsum.B17:bszsum.B17 bszsum.E17:bszsum.E19 bszsum.A20:bszsum.A22 bszsum.B20:bszsum.B20 bszsum.E20:bszsum.E22 bszsum.A23:bszsum.A25 bszsum.B23:bszsum.B23 bszsum.E23:bszsum.E25 bszsum.A26:bszsum.A28 bszsum.B26:bszsum.B26 bszsum.E26:bszsum.E28 bszsum.A29:bszsum.A31 bszsum.B29:bszsum.B29 bszsum.E29:bszsum.E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block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 txs/block</text:p>
          </table:table-cell>
          <table:table-cell office:value-type="float" office:value="35.0443501423818" calcext:value-type="float">
            <text:p>35.0443501423818</text:p>
          </table:table-cell>
          <table:table-cell office:value-type="float" office:value="0.103060570131586" calcext:value-type="float">
            <text:p>0.103060570131586</text:p>
          </table:table-cell>
          <table:table-cell office:value-type="float" office:value="6.27872443904209" calcext:value-type="float">
            <text:p>6.278724439042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11.99402988998" calcext:value-type="float">
            <text:p>111.99402988998</text:p>
          </table:table-cell>
          <table:table-cell office:value-type="float" office:value="0.267016842708488" calcext:value-type="float">
            <text:p>0.267016842708488</text:p>
          </table:table-cell>
          <table:table-cell office:value-type="float" office:value="1.96443247191253" calcext:value-type="float">
            <text:p>1.964432471912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69.9827683949617" calcext:value-type="float">
            <text:p>69.9827683949617</text:p>
          </table:table-cell>
          <table:table-cell office:value-type="float" office:value="0.279564738679533" calcext:value-type="float">
            <text:p>0.279564738679533</text:p>
          </table:table-cell>
          <table:table-cell office:value-type="float" office:value="2.85784636113936" calcext:value-type="float">
            <text:p>2.857846361139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00 txs/block</text:p>
          </table:table-cell>
          <table:table-cell office:value-type="float" office:value="99.8559324351066" calcext:value-type="float">
            <text:p>99.8559324351066</text:p>
          </table:table-cell>
          <table:table-cell office:value-type="float" office:value="0.214042001841256" calcext:value-type="float">
            <text:p>0.214042001841256</text:p>
          </table:table-cell>
          <table:table-cell office:value-type="float" office:value="4.20606230364789" calcext:value-type="float">
            <text:p>4.206062303647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205.908056962049" calcext:value-type="float">
            <text:p>205.908056962049</text:p>
          </table:table-cell>
          <table:table-cell office:value-type="float" office:value="0.335978316061646" calcext:value-type="float">
            <text:p>0.335978316061646</text:p>
          </table:table-cell>
          <table:table-cell office:value-type="float" office:value="2.03978564850626" calcext:value-type="float">
            <text:p>2.039785648506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124.104325931834" calcext:value-type="float">
            <text:p>124.104325931834</text:p>
          </table:table-cell>
          <table:table-cell office:value-type="float" office:value="0.316752273667304" calcext:value-type="float">
            <text:p>0.316752273667304</text:p>
          </table:table-cell>
          <table:table-cell office:value-type="float" office:value="3.22309473901584" calcext:value-type="float">
            <text:p>3.223094739015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00 txs/block</text:p>
          </table:table-cell>
          <table:table-cell office:value-type="float" office:value="134.07063447885" calcext:value-type="float">
            <text:p>134.07063447885</text:p>
          </table:table-cell>
          <table:table-cell office:value-type="float" office:value="0.242361701749915" calcext:value-type="float">
            <text:p>0.242361701749915</text:p>
          </table:table-cell>
          <table:table-cell office:value-type="float" office:value="4.62459458527596" calcext:value-type="float">
            <text:p>4.624594585275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284.567106665189" calcext:value-type="float">
            <text:p>284.567106665189</text:p>
          </table:table-cell>
          <table:table-cell office:value-type="float" office:value="0.385090388045299" calcext:value-type="float">
            <text:p>0.385090388045299</text:p>
          </table:table-cell>
          <table:table-cell office:value-type="float" office:value="2.17882582276984" calcext:value-type="float">
            <text:p>2.178825822769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float" office:value="84.3148632821168" calcext:value-type="float">
            <text:p>84.3148632821168</text:p>
          </table:table-cell>
          <table:table-cell office:value-type="float" office:value="0.123649112271621" calcext:value-type="float">
            <text:p>0.123649112271621</text:p>
          </table:table-cell>
          <table:table-cell office:value-type="float" office:value="7.35559933547655" calcext:value-type="float">
            <text:p>7.35559933547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00 txs/block</text:p>
          </table:table-cell>
          <table:table-cell office:value-type="float" office:value="135.350720955769" calcext:value-type="float">
            <text:p>135.350720955769</text:p>
          </table:table-cell>
          <table:table-cell office:value-type="float" office:value="0.21959855861767" calcext:value-type="float">
            <text:p>0.21959855861767</text:p>
          </table:table-cell>
          <table:table-cell office:value-type="float" office:value="6.05833888021429" calcext:value-type="float">
            <text:p>6.05833888021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341.383908005928" calcext:value-type="float">
            <text:p>341.383908005928</text:p>
          </table:table-cell>
          <table:table-cell office:value-type="float" office:value="0.43017872621715" calcext:value-type="float">
            <text:p>0.43017872621715</text:p>
          </table:table-cell>
          <table:table-cell office:value-type="float" office:value="2.40204133625063" calcext:value-type="float">
            <text:p>2.402041336250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110.926660008373" calcext:value-type="float">
            <text:p>110.926660008373</text:p>
          </table:table-cell>
          <table:table-cell office:value-type="float" office:value="0.149335121259586" calcext:value-type="float">
            <text:p>0.149335121259586</text:p>
          </table:table-cell>
          <table:table-cell office:value-type="float" office:value="7.39385562219409" calcext:value-type="float">
            <text:p>7.393855622194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0 txs/block</text:p>
          </table:table-cell>
          <table:table-cell office:value-type="float" office:value="155.99112348442" calcext:value-type="float">
            <text:p>155.99112348442</text:p>
          </table:table-cell>
          <table:table-cell office:value-type="float" office:value="0.209846520571526" calcext:value-type="float">
            <text:p>0.209846520571526</text:p>
          </table:table-cell>
          <table:table-cell office:value-type="float" office:value="6.53895727855556" calcext:value-type="float">
            <text:p>6.53895727855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58.31716506521" calcext:value-type="float">
            <text:p>358.31716506521</text:p>
          </table:table-cell>
          <table:table-cell office:value-type="float" office:value="0.431228932368234" calcext:value-type="float">
            <text:p>0.431228932368234</text:p>
          </table:table-cell>
          <table:table-cell office:value-type="float" office:value="2.84677328016012" calcext:value-type="float">
            <text:p>2.84677328016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254.631235650692" calcext:value-type="float">
            <text:p>254.631235650692</text:p>
          </table:table-cell>
          <table:table-cell office:value-type="float" office:value="0.325523219855991" calcext:value-type="float">
            <text:p>0.325523219855991</text:p>
          </table:table-cell>
          <table:table-cell office:value-type="float" office:value="4.00656712552015" calcext:value-type="float">
            <text:p>4.00656712552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00 txs/block</text:p>
          </table:table-cell>
          <table:table-cell office:value-type="float" office:value="215.26246580792" calcext:value-type="float">
            <text:p>215.26246580792</text:p>
          </table:table-cell>
          <table:table-cell office:value-type="float" office:value="0.217395325823742" calcext:value-type="float">
            <text:p>0.217395325823742</text:p>
          </table:table-cell>
          <table:table-cell office:value-type="float" office:value="5.66810636075" calcext:value-type="float">
            <text:p>5.66810636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01.233165644214" calcext:value-type="float">
            <text:p>301.233165644214</text:p>
          </table:table-cell>
          <table:table-cell office:value-type="float" office:value="0.363431196054808" calcext:value-type="float">
            <text:p>0.363431196054808</text:p>
          </table:table-cell>
          <table:table-cell office:value-type="float" office:value="4.05017689308247" calcext:value-type="float">
            <text:p>4.050176893082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130.161015526993" calcext:value-type="float">
            <text:p>130.161015526993</text:p>
          </table:table-cell>
          <table:table-cell office:value-type="float" office:value="0.181989489020805" calcext:value-type="float">
            <text:p>0.181989489020805</text:p>
          </table:table-cell>
          <table:table-cell office:value-type="float" office:value="9.2193503188452" calcext:value-type="float">
            <text:p>9.21935031884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00 txs/block</text:p>
          </table:table-cell>
          <table:table-cell office:value-type="float" office:value="261.135117708443" calcext:value-type="float">
            <text:p>261.135117708443</text:p>
          </table:table-cell>
          <table:table-cell office:value-type="float" office:value="0.291775859762822" calcext:value-type="float">
            <text:p>0.291775859762822</text:p>
          </table:table-cell>
          <table:table-cell office:value-type="float" office:value="5.43782059776087" calcext:value-type="float">
            <text:p>5.437820597760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407.528663168687" calcext:value-type="float">
            <text:p>407.528663168687</text:p>
          </table:table-cell>
          <table:table-cell office:value-type="float" office:value="0.449393046592131" calcext:value-type="float">
            <text:p>0.449393046592131</text:p>
          </table:table-cell>
          <table:table-cell office:value-type="float" office:value="3.48455789621627" calcext:value-type="float">
            <text:p>3.484557896216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0" calcext:value-type="float">
            <text:p>1400</text:p>
          </table:table-cell>
          <table:table-cell office:value-type="float" office:value="261.419267333887" calcext:value-type="float">
            <text:p>261.419267333887</text:p>
          </table:table-cell>
          <table:table-cell office:value-type="float" office:value="0.310964773458347" calcext:value-type="float">
            <text:p>0.310964773458347</text:p>
          </table:table-cell>
          <table:table-cell office:value-type="float" office:value="5.43393250008323" calcext:value-type="float">
            <text:p>5.43393250008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00 txs/block</text:p>
          </table:table-cell>
          <table:table-cell office:value-type="float" office:value="191.321782083332" calcext:value-type="float">
            <text:p>191.321782083332</text:p>
          </table:table-cell>
          <table:table-cell office:value-type="float" office:value="0.213704339706506" calcext:value-type="float">
            <text:p>0.213704339706506</text:p>
          </table:table-cell>
          <table:table-cell office:value-type="float" office:value="8.4675383774" calcext:value-type="float">
            <text:p>8.46753837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401.721301096154" calcext:value-type="float">
            <text:p>401.721301096154</text:p>
          </table:table-cell>
          <table:table-cell office:value-type="float" office:value="0.43195730581321" calcext:value-type="float">
            <text:p>0.43195730581321</text:p>
          </table:table-cell>
          <table:table-cell office:value-type="float" office:value="4.0327004482032" calcext:value-type="float">
            <text:p>4.03270044820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183.397279488837" calcext:value-type="float">
            <text:p>183.397279488837</text:p>
          </table:table-cell>
          <table:table-cell office:value-type="float" office:value="0.208656563941794" calcext:value-type="float">
            <text:p>0.208656563941794</text:p>
          </table:table-cell>
          <table:table-cell office:value-type="float" office:value="8.83702508420417" calcext:value-type="float">
            <text:p>8.837025084204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00 txs/block</text:p>
          </table:table-cell>
          <table:table-cell office:value-type="float" office:value="310.15832890451" calcext:value-type="float">
            <text:p>310.15832890451</text:p>
          </table:table-cell>
          <table:table-cell office:value-type="float" office:value="0.370814802356009" calcext:value-type="float">
            <text:p>0.370814802356009</text:p>
          </table:table-cell>
          <table:table-cell office:value-type="float" office:value="5.86834111797688" calcext:value-type="float">
            <text:p>5.86834111797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459.471173615979" calcext:value-type="float">
            <text:p>459.471173615979</text:p>
          </table:table-cell>
          <table:table-cell office:value-type="float" office:value="0.496116421568545" calcext:value-type="float">
            <text:p>0.496116421568545</text:p>
          </table:table-cell>
          <table:table-cell office:value-type="float" office:value="3.96114771896222" calcext:value-type="float">
            <text:p>3.96114771896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251.066632511151" calcext:value-type="float">
            <text:p>251.066632511151</text:p>
          </table:table-cell>
          <table:table-cell office:value-type="float" office:value="0.287266069734208" calcext:value-type="float">
            <text:p>0.287266069734208</text:p>
          </table:table-cell>
          <table:table-cell office:value-type="float" office:value="7.25127511670788" calcext:value-type="float">
            <text:p>7.251275116707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0 txs/block</text:p>
          </table:table-cell>
          <table:table-cell office:value-type="float" office:value="197.141128957998" calcext:value-type="float">
            <text:p>197.141128957998</text:p>
          </table:table-cell>
          <table:table-cell office:value-type="float" office:value="0.198948874412451" calcext:value-type="float">
            <text:p>0.198948874412451</text:p>
          </table:table-cell>
          <table:table-cell office:value-type="float" office:value="10.2464742119828" calcext:value-type="float">
            <text:p>10.24647421198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85.276495923985" calcext:value-type="float">
            <text:p>385.276495923985</text:p>
          </table:table-cell>
          <table:table-cell office:value-type="float" office:value="0.434561115061794" calcext:value-type="float">
            <text:p>0.434561115061794</text:p>
          </table:table-cell>
          <table:table-cell office:value-type="float" office:value="5.2431735448542" calcext:value-type="float">
            <text:p>5.24317354485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238.647402409258" calcext:value-type="float">
            <text:p>238.647402409258</text:p>
          </table:table-cell>
          <table:table-cell office:value-type="float" office:value="0.25300855622132" calcext:value-type="float">
            <text:p>0.25300855622132</text:p>
          </table:table-cell>
          <table:table-cell office:value-type="float" office:value="8.46549536859276" calcext:value-type="float">
            <text:p>8.465495368592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00:54:00.800269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0T01:10:17.933823194</dc:date>
    <meta:editing-duration>PT39M14S</meta:editing-duration>
    <meta:editing-cycles>4</meta:editing-cycles>
    <meta:generator>LibreOffice/5.2.7.2$Linux_X86_64 LibreOffice_project/20m0$Build-2</meta:generator>
    <meta:document-statistic meta:table-count="1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7.297cm" svg:height="20.979cm" xlink:href=".." xlink:type="simple" chart:class="chart:scatter" chart:style-name="ch1">
        <chart:title svg:x="16.55cm" svg:y="0.555cm" chart:style-name="ch2">
          <text:p>Throughput</text:p>
        </chart:title>
        <chart:legend chart:legend-position="end" svg:x="32.111cm" svg:y="6.823cm" style:legend-expansion="high" chart:style-name="ch3"/>
        <chart:plot-area chart:style-name="ch4" table:cell-range-address="bszsum.A2:bszsum.A4 bszsum.B2:bszsum.B2 bszsum.C2:bszsum.C31 bszsum.B5:bszsum.B5 bszsum.B8:bszsum.B8 bszsum.B11:bszsum.B11 bszsum.B14:bszsum.B14 bszsum.B17:bszsum.B17 bszsum.B20:bszsum.B20 bszsum.B23:bszsum.B23 bszsum.B26:bszsum.B26 bszsum.B29:bszsum.B29" chart:data-source-has-labels="row" svg:x="2.414cm" svg:y="2.287cm" svg:width="28.952cm" svg:height="16.634cm">
          <chartooo:coordinate-region svg:x="3.697cm" svg:y="2.645cm" svg:width="27.323cm" svg:height="15.312cm"/>
          <chart:axis chart:dimension="x" chart:name="primary-x" chart:style-name="ch5">
            <chart:title svg:x="14.064cm" svg:y="19.34cm" chart:style-name="ch6">
              <text:p>number of nodes</text:p>
            </chart:title>
          </chart:axis>
          <chart:axis chart:dimension="y" chart:name="primary-y" chart:style-name="ch5">
            <chart:title svg:x="0.451cm" svg:y="13.761cm" chart:style-name="ch7">
              <text:p>throughput (tx/sec)</text:p>
            </chart:title>
            <chart:grid chart:style-name="ch8" chart:class="major"/>
          </chart:axis>
          <chart:series chart:style-name="ch9" chart:values-cell-range-address="bszsum.C2:bszsum.C4" chart:label-cell-address="bszsum.B2:bszsum.B2" chart:class="chart:scatter">
            <chart:domain table:cell-range-address="bszsum.A2:bszsum.A4"/>
            <chart:data-point chart:repeated="3"/>
          </chart:series>
          <chart:series chart:style-name="ch10" chart:values-cell-range-address="bszsum.C5:bszsum.C7" chart:label-cell-address="bszsum.B5:bszsum.B5" chart:class="chart:scatter">
            <chart:domain table:cell-range-address="bszsum.A5:bszsum.A7"/>
            <chart:data-point chart:repeated="3"/>
          </chart:series>
          <chart:series chart:style-name="ch11" chart:values-cell-range-address="bszsum.C8:bszsum.C10" chart:label-cell-address="bszsum.B8:bszsum.B8" chart:class="chart:scatter">
            <chart:domain table:cell-range-address="bszsum.A8:bszsum.A10"/>
            <chart:data-point chart:repeated="3"/>
          </chart:series>
          <chart:series chart:style-name="ch12" chart:values-cell-range-address="bszsum.C11:bszsum.C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3" chart:values-cell-range-address="bszsum.C14:bszsum.C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4" chart:values-cell-range-address="bszsum.C17:bszsum.C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5" chart:values-cell-range-address="bszsum.C20:bszsum.C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6" chart:values-cell-range-address="bszsum.C23:bszsum.C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7" chart:values-cell-range-address="bszsum.C26:bszsum.C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8" chart:values-cell-range-address="bszsum.C29:bszsum.C31" chart:label-cell-address="bszsum.B29:bszsum.B29" chart:class="chart:scatter">
            <chart:domain table:cell-range-address="bszsum.A29:bszsum.A31"/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 txs/block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 txs/block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 txs/block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 txs/block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 txs/block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 txs/block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 txs/block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 txs/block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 txs/block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 txs/block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35.0443501423818">
                <text:p>35.0443501423818</text:p>
                <draw:g>
                  <svg:desc>bszsum.C2:bszsum.C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99.8559324351066">
                <text:p>99.8559324351066</text:p>
                <draw:g>
                  <svg:desc>bszsum.C5:bszsum.C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134.07063447885">
                <text:p>134.07063447885</text:p>
                <draw:g>
                  <svg:desc>bszsum.C8:bszsum.C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135.350720955769">
                <text:p>135.350720955769</text:p>
                <draw:g>
                  <svg:desc>bszsum.C11:bszsum.C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155.99112348442">
                <text:p>155.99112348442</text:p>
                <draw:g>
                  <svg:desc>bszsum.C14:bszsum.C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215.26246580792">
                <text:p>215.26246580792</text:p>
                <draw:g>
                  <svg:desc>bszsum.C17:bszsum.C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261.135117708443">
                <text:p>261.135117708443</text:p>
                <draw:g>
                  <svg:desc>bszsum.C20:bszsum.C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191.321782083332">
                <text:p>191.321782083332</text:p>
                <draw:g>
                  <svg:desc>bszsum.C23:bszsum.C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310.15832890451">
                <text:p>310.15832890451</text:p>
                <draw:g>
                  <svg:desc>bszsum.C26:bszsum.C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197.141128957998">
                <text:p>197.141128957998</text:p>
                <draw:g>
                  <svg:desc>bszsum.C29:bszsum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1.99402988998">
                <text:p>111.99402988998</text:p>
              </table:table-cell>
              <table:table-cell office:value-type="float" office:value="8">
                <text:p>8</text:p>
              </table:table-cell>
              <table:table-cell office:value-type="float" office:value="205.908056962049">
                <text:p>205.908056962049</text:p>
              </table:table-cell>
              <table:table-cell office:value-type="float" office:value="8">
                <text:p>8</text:p>
              </table:table-cell>
              <table:table-cell office:value-type="float" office:value="284.567106665189">
                <text:p>284.567106665189</text:p>
              </table:table-cell>
              <table:table-cell office:value-type="float" office:value="8">
                <text:p>8</text:p>
              </table:table-cell>
              <table:table-cell office:value-type="float" office:value="341.383908005928">
                <text:p>341.383908005928</text:p>
              </table:table-cell>
              <table:table-cell office:value-type="float" office:value="8">
                <text:p>8</text:p>
              </table:table-cell>
              <table:table-cell office:value-type="float" office:value="358.31716506521">
                <text:p>358.31716506521</text:p>
              </table:table-cell>
              <table:table-cell office:value-type="float" office:value="8">
                <text:p>8</text:p>
              </table:table-cell>
              <table:table-cell office:value-type="float" office:value="301.233165644214">
                <text:p>301.233165644214</text:p>
              </table:table-cell>
              <table:table-cell office:value-type="float" office:value="8">
                <text:p>8</text:p>
              </table:table-cell>
              <table:table-cell office:value-type="float" office:value="407.528663168687">
                <text:p>407.528663168687</text:p>
              </table:table-cell>
              <table:table-cell office:value-type="float" office:value="8">
                <text:p>8</text:p>
              </table:table-cell>
              <table:table-cell office:value-type="float" office:value="401.721301096154">
                <text:p>401.721301096154</text:p>
              </table:table-cell>
              <table:table-cell office:value-type="float" office:value="8">
                <text:p>8</text:p>
              </table:table-cell>
              <table:table-cell office:value-type="float" office:value="459.471173615979">
                <text:p>459.471173615979</text:p>
              </table:table-cell>
              <table:table-cell office:value-type="float" office:value="8">
                <text:p>8</text:p>
              </table:table-cell>
              <table:table-cell office:value-type="float" office:value="385.276495923985">
                <text:p>385.276495923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69.9827683949617">
                <text:p>69.9827683949617</text:p>
              </table:table-cell>
              <table:table-cell office:value-type="float" office:value="16">
                <text:p>16</text:p>
              </table:table-cell>
              <table:table-cell office:value-type="float" office:value="124.104325931834">
                <text:p>124.104325931834</text:p>
              </table:table-cell>
              <table:table-cell office:value-type="float" office:value="16">
                <text:p>16</text:p>
              </table:table-cell>
              <table:table-cell office:value-type="float" office:value="84.3148632821168">
                <text:p>84.3148632821168</text:p>
              </table:table-cell>
              <table:table-cell office:value-type="float" office:value="16">
                <text:p>16</text:p>
              </table:table-cell>
              <table:table-cell office:value-type="float" office:value="110.926660008373">
                <text:p>110.926660008373</text:p>
              </table:table-cell>
              <table:table-cell office:value-type="float" office:value="16">
                <text:p>16</text:p>
              </table:table-cell>
              <table:table-cell office:value-type="float" office:value="254.631235650692">
                <text:p>254.631235650692</text:p>
              </table:table-cell>
              <table:table-cell office:value-type="float" office:value="16">
                <text:p>16</text:p>
              </table:table-cell>
              <table:table-cell office:value-type="float" office:value="130.161015526993">
                <text:p>130.161015526993</text:p>
              </table:table-cell>
              <table:table-cell office:value-type="float" office:value="16">
                <text:p>16</text:p>
              </table:table-cell>
              <table:table-cell office:value-type="float" office:value="261.419267333887">
                <text:p>261.419267333887</text:p>
              </table:table-cell>
              <table:table-cell office:value-type="float" office:value="16">
                <text:p>16</text:p>
              </table:table-cell>
              <table:table-cell office:value-type="float" office:value="183.397279488837">
                <text:p>183.397279488837</text:p>
              </table:table-cell>
              <table:table-cell office:value-type="float" office:value="16">
                <text:p>16</text:p>
              </table:table-cell>
              <table:table-cell office:value-type="float" office:value="251.066632511151">
                <text:p>251.066632511151</text:p>
              </table:table-cell>
              <table:table-cell office:value-type="float" office:value="16">
                <text:p>16</text:p>
              </table:table-cell>
              <table:table-cell office:value-type="float" office:value="238.647402409258">
                <text:p>238.647402409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6.748cm" svg:height="20.67cm" xlink:href=".." xlink:type="simple" chart:class="chart:scatter" chart:style-name="ch1">
        <chart:title svg:x="16.343cm" svg:y="0.549cm" chart:style-name="ch2">
          <text:p>Overhead</text:p>
        </chart:title>
        <chart:legend chart:legend-position="end" svg:x="31.562cm" svg:y="6.669cm" style:legend-expansion="high" chart:style-name="ch3"/>
        <chart:plot-area chart:style-name="ch4" table:cell-range-address="bszsum.A2:bszsum.A4 bszsum.B2:bszsum.B2 bszsum.D2:bszsum.D31 bszsum.B5:bszsum.B5 bszsum.B8:bszsum.B8 bszsum.B11:bszsum.B11 bszsum.B14:bszsum.B14 bszsum.B17:bszsum.B17 bszsum.B20:bszsum.B20 bszsum.B23:bszsum.B23 bszsum.B26:bszsum.B26 bszsum.B29:bszsum.B29" chart:data-source-has-labels="row" svg:x="2.403cm" svg:y="2.423cm" svg:width="28.425cm" svg:height="16.195cm">
          <chartooo:coordinate-region svg:x="3.527cm" svg:y="2.782cm" svg:width="26.955cm" svg:height="14.872cm"/>
          <chart:axis chart:dimension="x" chart:name="primary-x" chart:style-name="ch5">
            <chart:title svg:x="13.789cm" svg:y="19.031cm" chart:style-name="ch6">
              <text:p>number of nodes</text:p>
            </chart:title>
          </chart:axis>
          <chart:axis chart:dimension="y" chart:name="primary-y" chart:style-name="ch5">
            <chart:title svg:x="0.451cm" svg:y="12.142cm" chart:style-name="ch7">
              <text:p>overhead</text:p>
            </chart:title>
            <chart:grid chart:style-name="ch8" chart:class="major"/>
          </chart:axis>
          <chart:series chart:style-name="ch9" chart:values-cell-range-address="bszsum.D2:bszsum.D4" chart:label-cell-address="bszsum.B2:bszsum.B2" chart:class="chart:scatter">
            <chart:domain table:cell-range-address="bszsum.A2:bszsum.A4"/>
            <chart:data-point chart:repeated="3"/>
          </chart:series>
          <chart:series chart:style-name="ch10" chart:values-cell-range-address="bszsum.D5:bszsum.D7" chart:label-cell-address="bszsum.B5:bszsum.B5" chart:class="chart:scatter">
            <chart:domain table:cell-range-address="bszsum.A5:bszsum.A7"/>
            <chart:data-point chart:repeated="3"/>
          </chart:series>
          <chart:series chart:style-name="ch11" chart:values-cell-range-address="bszsum.D8:bszsum.D10" chart:label-cell-address="bszsum.B8:bszsum.B8" chart:class="chart:scatter">
            <chart:domain table:cell-range-address="bszsum.A8:bszsum.A10"/>
            <chart:data-point chart:repeated="3"/>
          </chart:series>
          <chart:series chart:style-name="ch12" chart:values-cell-range-address="bszsum.D11:bszsum.D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3" chart:values-cell-range-address="bszsum.D14:bszsum.D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4" chart:values-cell-range-address="bszsum.D17:bszsum.D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5" chart:values-cell-range-address="bszsum.D20:bszsum.D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6" chart:values-cell-range-address="bszsum.D23:bszsum.D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7" chart:values-cell-range-address="bszsum.D26:bszsum.D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8" chart:values-cell-range-address="bszsum.D29:bszsum.D31" chart:label-cell-address="bszsum.B29:bszsum.B29" chart:class="chart:scatter">
            <chart:domain table:cell-range-address="bszsum.A29:bszsum.A31"/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 txs/block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 txs/block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 txs/block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 txs/block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 txs/block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 txs/block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 txs/block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 txs/block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 txs/block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 txs/block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0.103060570131586">
                <text:p>0.103060570131586</text:p>
                <draw:g>
                  <svg:desc>bszsum.D2:bszsum.D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0.214042001841256">
                <text:p>0.214042001841256</text:p>
                <draw:g>
                  <svg:desc>bszsum.D5:bszsum.D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0.242361701749915">
                <text:p>0.242361701749915</text:p>
                <draw:g>
                  <svg:desc>bszsum.D8:bszsum.D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0.21959855861767">
                <text:p>0.21959855861767</text:p>
                <draw:g>
                  <svg:desc>bszsum.D11:bszsum.D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0.209846520571526">
                <text:p>0.209846520571526</text:p>
                <draw:g>
                  <svg:desc>bszsum.D14:bszsum.D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0.217395325823742">
                <text:p>0.217395325823742</text:p>
                <draw:g>
                  <svg:desc>bszsum.D17:bszsum.D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0.291775859762822">
                <text:p>0.291775859762822</text:p>
                <draw:g>
                  <svg:desc>bszsum.D20:bszsum.D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0.213704339706506">
                <text:p>0.213704339706506</text:p>
                <draw:g>
                  <svg:desc>bszsum.D23:bszsum.D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0.370814802356009">
                <text:p>0.370814802356009</text:p>
                <draw:g>
                  <svg:desc>bszsum.D26:bszsum.D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0.198948874412451">
                <text:p>0.198948874412451</text:p>
                <draw:g>
                  <svg:desc>bszsum.D29:bszsum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67016842708488">
                <text:p>0.267016842708488</text:p>
              </table:table-cell>
              <table:table-cell office:value-type="float" office:value="8">
                <text:p>8</text:p>
              </table:table-cell>
              <table:table-cell office:value-type="float" office:value="0.335978316061646">
                <text:p>0.335978316061646</text:p>
              </table:table-cell>
              <table:table-cell office:value-type="float" office:value="8">
                <text:p>8</text:p>
              </table:table-cell>
              <table:table-cell office:value-type="float" office:value="0.385090388045299">
                <text:p>0.385090388045299</text:p>
              </table:table-cell>
              <table:table-cell office:value-type="float" office:value="8">
                <text:p>8</text:p>
              </table:table-cell>
              <table:table-cell office:value-type="float" office:value="0.43017872621715">
                <text:p>0.43017872621715</text:p>
              </table:table-cell>
              <table:table-cell office:value-type="float" office:value="8">
                <text:p>8</text:p>
              </table:table-cell>
              <table:table-cell office:value-type="float" office:value="0.431228932368234">
                <text:p>0.431228932368234</text:p>
              </table:table-cell>
              <table:table-cell office:value-type="float" office:value="8">
                <text:p>8</text:p>
              </table:table-cell>
              <table:table-cell office:value-type="float" office:value="0.363431196054808">
                <text:p>0.363431196054808</text:p>
              </table:table-cell>
              <table:table-cell office:value-type="float" office:value="8">
                <text:p>8</text:p>
              </table:table-cell>
              <table:table-cell office:value-type="float" office:value="0.449393046592131">
                <text:p>0.449393046592131</text:p>
              </table:table-cell>
              <table:table-cell office:value-type="float" office:value="8">
                <text:p>8</text:p>
              </table:table-cell>
              <table:table-cell office:value-type="float" office:value="0.43195730581321">
                <text:p>0.43195730581321</text:p>
              </table:table-cell>
              <table:table-cell office:value-type="float" office:value="8">
                <text:p>8</text:p>
              </table:table-cell>
              <table:table-cell office:value-type="float" office:value="0.496116421568545">
                <text:p>0.496116421568545</text:p>
              </table:table-cell>
              <table:table-cell office:value-type="float" office:value="8">
                <text:p>8</text:p>
              </table:table-cell>
              <table:table-cell office:value-type="float" office:value="0.434561115061794">
                <text:p>0.434561115061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279564738679533">
                <text:p>0.279564738679533</text:p>
              </table:table-cell>
              <table:table-cell office:value-type="float" office:value="16">
                <text:p>16</text:p>
              </table:table-cell>
              <table:table-cell office:value-type="float" office:value="0.316752273667304">
                <text:p>0.316752273667304</text:p>
              </table:table-cell>
              <table:table-cell office:value-type="float" office:value="16">
                <text:p>16</text:p>
              </table:table-cell>
              <table:table-cell office:value-type="float" office:value="0.123649112271621">
                <text:p>0.123649112271621</text:p>
              </table:table-cell>
              <table:table-cell office:value-type="float" office:value="16">
                <text:p>16</text:p>
              </table:table-cell>
              <table:table-cell office:value-type="float" office:value="0.149335121259586">
                <text:p>0.149335121259586</text:p>
              </table:table-cell>
              <table:table-cell office:value-type="float" office:value="16">
                <text:p>16</text:p>
              </table:table-cell>
              <table:table-cell office:value-type="float" office:value="0.325523219855991">
                <text:p>0.325523219855991</text:p>
              </table:table-cell>
              <table:table-cell office:value-type="float" office:value="16">
                <text:p>16</text:p>
              </table:table-cell>
              <table:table-cell office:value-type="float" office:value="0.181989489020805">
                <text:p>0.181989489020805</text:p>
              </table:table-cell>
              <table:table-cell office:value-type="float" office:value="16">
                <text:p>16</text:p>
              </table:table-cell>
              <table:table-cell office:value-type="float" office:value="0.310964773458347">
                <text:p>0.310964773458347</text:p>
              </table:table-cell>
              <table:table-cell office:value-type="float" office:value="16">
                <text:p>16</text:p>
              </table:table-cell>
              <table:table-cell office:value-type="float" office:value="0.208656563941794">
                <text:p>0.208656563941794</text:p>
              </table:table-cell>
              <table:table-cell office:value-type="float" office:value="16">
                <text:p>16</text:p>
              </table:table-cell>
              <table:table-cell office:value-type="float" office:value="0.287266069734208">
                <text:p>0.287266069734208</text:p>
              </table:table-cell>
              <table:table-cell office:value-type="float" office:value="16">
                <text:p>16</text:p>
              </table:table-cell>
              <table:table-cell office:value-type="float" office:value="0.25300855622132">
                <text:p>0.253008556221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7.374cm" svg:height="21.022cm" xlink:href=".." xlink:type="simple" chart:class="chart:scatter" chart:style-name="ch1">
        <chart:title svg:x="17.197cm" svg:y="0.556cm" chart:style-name="ch2">
          <text:p>Latency</text:p>
        </chart:title>
        <chart:legend chart:legend-position="end" svg:x="32.188cm" svg:y="6.845cm" style:legend-expansion="high" chart:style-name="ch3"/>
        <chart:plot-area chart:style-name="ch4" table:cell-range-address="bszsum.A2:bszsum.A4 bszsum.B2:bszsum.B2 bszsum.E2:bszsum.E31 bszsum.B5:bszsum.B5 bszsum.B8:bszsum.B8 bszsum.B11:bszsum.B11 bszsum.B14:bszsum.B14 bszsum.B17:bszsum.B17 bszsum.B20:bszsum.B20 bszsum.B23:bszsum.B23 bszsum.B26:bszsum.B26 bszsum.B29:bszsum.B29" chart:data-source-has-labels="row" svg:x="2.416cm" svg:y="2.289cm" svg:width="29.025cm" svg:height="16.674cm">
          <chartooo:coordinate-region svg:x="3.011cm" svg:y="2.648cm" svg:width="27.74cm" svg:height="15.351cm"/>
          <chart:axis chart:dimension="x" chart:name="primary-x" chart:style-name="ch5">
            <chart:title svg:x="14.102cm" svg:y="19.383cm" chart:style-name="ch6">
              <text:p>number of nodes</text:p>
            </chart:title>
          </chart:axis>
          <chart:axis chart:dimension="y" chart:name="primary-y" chart:style-name="ch5">
            <chart:title svg:x="0.451cm" svg:y="12.91cm" chart:style-name="ch7">
              <text:p>latency (sed0</text:p>
            </chart:title>
            <chart:grid chart:style-name="ch8" chart:class="major"/>
          </chart:axis>
          <chart:series chart:style-name="ch9" chart:values-cell-range-address="bszsum.E2:bszsum.E4" chart:label-cell-address="bszsum.B2:bszsum.B2" chart:class="chart:scatter">
            <chart:domain table:cell-range-address="bszsum.A2:bszsum.A4"/>
            <chart:data-point chart:repeated="3"/>
          </chart:series>
          <chart:series chart:style-name="ch10" chart:values-cell-range-address="bszsum.E5:bszsum.E7" chart:label-cell-address="bszsum.B5:bszsum.B5" chart:class="chart:scatter">
            <chart:domain table:cell-range-address="bszsum.A5:bszsum.A7"/>
            <chart:data-point chart:repeated="3"/>
          </chart:series>
          <chart:series chart:style-name="ch11" chart:values-cell-range-address="bszsum.E8:bszsum.E10" chart:label-cell-address="bszsum.B8:bszsum.B8" chart:class="chart:scatter">
            <chart:domain table:cell-range-address="bszsum.A8:bszsum.A10"/>
            <chart:data-point chart:repeated="3"/>
          </chart:series>
          <chart:series chart:style-name="ch12" chart:values-cell-range-address="bszsum.E11:bszsum.E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3" chart:values-cell-range-address="bszsum.E14:bszsum.E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4" chart:values-cell-range-address="bszsum.E17:bszsum.E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5" chart:values-cell-range-address="bszsum.E20:bszsum.E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6" chart:values-cell-range-address="bszsum.E23:bszsum.E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7" chart:values-cell-range-address="bszsum.E26:bszsum.E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8" chart:values-cell-range-address="bszsum.E29:bszsum.E31" chart:label-cell-address="bszsum.B29:bszsum.B29" chart:class="chart:scatter">
            <chart:domain table:cell-range-address="bszsum.A29:bszsum.A31"/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 txs/block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 txs/block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 txs/block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 txs/block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 txs/block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 txs/block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 txs/block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 txs/block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 txs/block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 txs/block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6.27872443904209">
                <text:p>6.27872443904209</text:p>
                <draw:g>
                  <svg:desc>bszsum.E2:bszsum.E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4.20606230364789">
                <text:p>4.20606230364789</text:p>
                <draw:g>
                  <svg:desc>bszsum.E5:bszsum.E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4.62459458527596">
                <text:p>4.62459458527596</text:p>
                <draw:g>
                  <svg:desc>bszsum.E8:bszsum.E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6.05833888021429">
                <text:p>6.05833888021429</text:p>
                <draw:g>
                  <svg:desc>bszsum.E11:bszsum.E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6.53895727855556">
                <text:p>6.53895727855556</text:p>
                <draw:g>
                  <svg:desc>bszsum.E14:bszsum.E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5.66810636075">
                <text:p>5.66810636075</text:p>
                <draw:g>
                  <svg:desc>bszsum.E17:bszsum.E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5.43782059776087">
                <text:p>5.43782059776087</text:p>
                <draw:g>
                  <svg:desc>bszsum.E20:bszsum.E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8.4675383774">
                <text:p>8.4675383774</text:p>
                <draw:g>
                  <svg:desc>bszsum.E23:bszsum.E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5.86834111797688">
                <text:p>5.86834111797688</text:p>
                <draw:g>
                  <svg:desc>bszsum.E26:bszsum.E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10.2464742119828">
                <text:p>10.2464742119828</text:p>
                <draw:g>
                  <svg:desc>bszsum.E29:bszsum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96443247191253">
                <text:p>1.96443247191253</text:p>
              </table:table-cell>
              <table:table-cell office:value-type="float" office:value="8">
                <text:p>8</text:p>
              </table:table-cell>
              <table:table-cell office:value-type="float" office:value="2.03978564850626">
                <text:p>2.03978564850626</text:p>
              </table:table-cell>
              <table:table-cell office:value-type="float" office:value="8">
                <text:p>8</text:p>
              </table:table-cell>
              <table:table-cell office:value-type="float" office:value="2.17882582276984">
                <text:p>2.17882582276984</text:p>
              </table:table-cell>
              <table:table-cell office:value-type="float" office:value="8">
                <text:p>8</text:p>
              </table:table-cell>
              <table:table-cell office:value-type="float" office:value="2.40204133625063">
                <text:p>2.40204133625063</text:p>
              </table:table-cell>
              <table:table-cell office:value-type="float" office:value="8">
                <text:p>8</text:p>
              </table:table-cell>
              <table:table-cell office:value-type="float" office:value="2.84677328016012">
                <text:p>2.84677328016012</text:p>
              </table:table-cell>
              <table:table-cell office:value-type="float" office:value="8">
                <text:p>8</text:p>
              </table:table-cell>
              <table:table-cell office:value-type="float" office:value="4.05017689308247">
                <text:p>4.05017689308247</text:p>
              </table:table-cell>
              <table:table-cell office:value-type="float" office:value="8">
                <text:p>8</text:p>
              </table:table-cell>
              <table:table-cell office:value-type="float" office:value="3.48455789621627">
                <text:p>3.48455789621627</text:p>
              </table:table-cell>
              <table:table-cell office:value-type="float" office:value="8">
                <text:p>8</text:p>
              </table:table-cell>
              <table:table-cell office:value-type="float" office:value="4.0327004482032">
                <text:p>4.0327004482032</text:p>
              </table:table-cell>
              <table:table-cell office:value-type="float" office:value="8">
                <text:p>8</text:p>
              </table:table-cell>
              <table:table-cell office:value-type="float" office:value="3.96114771896222">
                <text:p>3.96114771896222</text:p>
              </table:table-cell>
              <table:table-cell office:value-type="float" office:value="8">
                <text:p>8</text:p>
              </table:table-cell>
              <table:table-cell office:value-type="float" office:value="5.2431735448542">
                <text:p>5.2431735448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.85784636113936">
                <text:p>2.85784636113936</text:p>
              </table:table-cell>
              <table:table-cell office:value-type="float" office:value="16">
                <text:p>16</text:p>
              </table:table-cell>
              <table:table-cell office:value-type="float" office:value="3.22309473901584">
                <text:p>3.22309473901584</text:p>
              </table:table-cell>
              <table:table-cell office:value-type="float" office:value="16">
                <text:p>16</text:p>
              </table:table-cell>
              <table:table-cell office:value-type="float" office:value="7.35559933547655">
                <text:p>7.35559933547655</text:p>
              </table:table-cell>
              <table:table-cell office:value-type="float" office:value="16">
                <text:p>16</text:p>
              </table:table-cell>
              <table:table-cell office:value-type="float" office:value="7.39385562219409">
                <text:p>7.39385562219409</text:p>
              </table:table-cell>
              <table:table-cell office:value-type="float" office:value="16">
                <text:p>16</text:p>
              </table:table-cell>
              <table:table-cell office:value-type="float" office:value="4.00656712552015">
                <text:p>4.00656712552015</text:p>
              </table:table-cell>
              <table:table-cell office:value-type="float" office:value="16">
                <text:p>16</text:p>
              </table:table-cell>
              <table:table-cell office:value-type="float" office:value="9.2193503188452">
                <text:p>9.2193503188452</text:p>
              </table:table-cell>
              <table:table-cell office:value-type="float" office:value="16">
                <text:p>16</text:p>
              </table:table-cell>
              <table:table-cell office:value-type="float" office:value="5.43393250008323">
                <text:p>5.43393250008323</text:p>
              </table:table-cell>
              <table:table-cell office:value-type="float" office:value="16">
                <text:p>16</text:p>
              </table:table-cell>
              <table:table-cell office:value-type="float" office:value="8.83702508420417">
                <text:p>8.83702508420417</text:p>
              </table:table-cell>
              <table:table-cell office:value-type="float" office:value="16">
                <text:p>16</text:p>
              </table:table-cell>
              <table:table-cell office:value-type="float" office:value="7.25127511670788">
                <text:p>7.25127511670788</text:p>
              </table:table-cell>
              <table:table-cell office:value-type="float" office:value="16">
                <text:p>16</text:p>
              </table:table-cell>
              <table:table-cell office:value-type="float" office:value="8.46549536859276">
                <text:p>8.465495368592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